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Horizontal_20_Line"/>
      <text:h text:style-name="Heading_20_2" text:outline-level="2">🌱 2. Un solo ser vivo</text:h>
      <text:p text:style-name="Text_20_body"><text:span text:style-name="Emphasis">(Objetivo: mostrar a la vida como un único individuo)</text:span></text:p>
      <text:p text:style-name="Horizontal_20_Line"/>
      <text:h text:style-name="Heading_20_3" text:outline-level="3"><text:span text:style-name="Strong_20_Emphasis">2.1 La evolución como un árbol: todas las especies tienen un origen común</text:span></text:h>
      <text:p text:style-name="Text_20_body"><text:span text:style-name="Strong_20_Emphasis">Ideas principales:</text:span></text:p>
      <text:list xml:id="list1135177447" text:style-name="L1">
        <text:list-item>
          <text:p text:style-name="P1">Toda la vida en la Tierra desciende de un único antepasado: el <text:span text:style-name="Emphasis">LUCA</text:span> (último ancestro común universal).</text:p>
        </text:list-item>
        <text:list-item>
          <text:p text:style-name="P1">A lo largo del tiempo, este organismo se dividió y transformó en ramas cada vez más distintas.</text:p>
        </text:list-item>
        <text:list-item>
          <text:p text:style-name="P1">Esa divergencia gradual da origen al “árbol de la vida”, donde cada especie es una rama conectada al mismo tronco.</text:p>
        </text:list-item>
        <text:list-item>
          <text:p text:style-name="P1">Las semejanzas en el ADN entre especies (como humanos y chimpancés, o humanos y peces) demuestran esa conexión.</text:p>
        </text:list-item>
        <text:list-item>
          <text:p text:style-name="P1">Por lo tanto, hablar de “especies separadas” es una ilusión práctica, no una realidad biológica profunda.</text:p>
        </text:list-item>
      </text:list>
      <text:p text:style-name="Horizontal_20_Line"/>
      <text:h text:style-name="Heading_20_3" text:outline-level="3"><text:span text:style-name="Strong_20_Emphasis">2.2 Individuos y especies como brotes y ramas de una misma entidad</text:span></text:h>
      <text:p text:style-name="Text_20_body"><text:span text:style-name="Strong_20_Emphasis">Ideas principales:</text:span></text:p>
      <text:list xml:id="list488946305" text:style-name="L2">
        <text:list-item>
          <text:p text:style-name="P2">Una especie no es más que una familia extendida que comparte un diseño general y un conjunto de variantes.</text:p>
        </text:list-item>
        <text:list-item>
          <text:p text:style-name="P2">Los individuos son manifestaciones temporales de esa rama: como hojas que brotan, crecen y caen, pero la rama sigue viva.</text:p>
        </text:list-item>
        <text:list-item>
          <text:p text:style-name="P2">Las nuevas especies surgen por separación reproductiva o adaptación extrema: son ramificaciones, no creaciones independientes.</text:p>
        </text:list-item>
        <text:list-item>
          <text:p text:style-name="P2">Todos los individuos, pasados y presentes, están unidos por una red continua de descendencia.</text:p>
        </text:list-item>
        <text:list-item>
          <text:p text:style-name="P2">Por tanto, la vida no está “compuesta de seres vivos”, sino que se manifiesta <text:span text:style-name="Strong_20_Emphasis">como</text:span> seres vivos.</text:p>
        </text:list-item>
      </text:list>
      <text:p text:style-name="Horizontal_20_Line"/>
      <text:h text:style-name="Heading_20_3" text:outline-level="3"><text:span text:style-name="Strong_20_Emphasis">2.3 Interdependencia ecológica: los organismos no existen aislados, sino integrados en un sistema</text:span></text:h>
      <text:p text:style-name="Text_20_body"><text:span text:style-name="Strong_20_Emphasis">Ideas principales:</text:span></text:p>
      <text:list xml:id="list1387449774" text:style-name="L3">
        <text:list-item>
          <text:p text:style-name="P3"><text:soft-page-break/>Los animales dependen de las plantas (oxígeno, alimento), y las plantas dependen de bacterias y hongos.</text:p>
        </text:list-item>
        <text:list-item>
          <text:p text:style-name="P3">Los ecosistemas funcionan como un cuerpo con órganos interconectados: una alteración en uno afecta a todos.</text:p>
        </text:list-item>
        <text:list-item>
          <text:p text:style-name="P3">Ejemplo: un animal solo no puede sobrevivir en la luna —necesita al resto de la biosfera para vivir.</text:p>
        </text:list-item>
        <text:list-item>
          <text:p text:style-name="P3">Incluso las especies “independientes” como algunas bacterias siguen siendo parte del mismo sistema de flujo químico y energético.</text:p>
        </text:list-item>
        <text:list-item>
          <text:p text:style-name="P3">Esta interdependencia funcional es otra señal de unidad: ninguna parte tiene sentido sin el todo.</text:p>
        </text:list-item>
      </text:list>
      <text:p text:style-name="Horizontal_20_Line"/>
      <text:h text:style-name="Heading_20_3" text:outline-level="3"><text:span text:style-name="Strong_20_Emphasis">2.4 La vida como una criatura única, continua, que sobrevive a través de sus partes</text:span></text:h>
      <text:p text:style-name="Text_20_body"><text:span text:style-name="Strong_20_Emphasis">Ideas principales:</text:span></text:p>
      <text:list xml:id="list1767290988" text:style-name="L4">
        <text:list-item>
          <text:p text:style-name="P4">Lo que llamamos “la vida” no ha muerto desde que comenzó hace miles de millones de años: sigue activa en cada organismo vivo.</text:p>
        </text:list-item>
        <text:list-item>
          <text:p text:style-name="P4">Los individuos nacen y mueren, pero la vida en sí continúa sin interrupción, como una llama que pasa de vela en vela.</text:p>
        </text:list-item>
        <text:list-item>
          <text:p text:style-name="P4">El ADN fluye y se transforma a lo largo del tiempo: no se conserva exactamente, pero sí evoluciona como un río.</text:p>
        </text:list-item>
        <text:list-item>
          <text:p text:style-name="P4">La vida no necesita tener conciencia individual para ser considerada un organismo.</text:p>
        </text:list-item>
        <text:list-item>
          <text:p text:style-name="P4">En resumen: la vida es una criatura continua, inmensa, que vive a través de sus partes como un cuerpo vive a través de sus células.</text:p>
        </text:list-item>
      </text:list>
      <text:p text:style-name="Text_20_body"/>
      <text:p text:style-name="Horizontal_20_Line"/>
      <text:h text:style-name="Heading_20_3" text:outline-level="3"><text:span text:style-name="Strong_20_Emphasis">2.5 La ilusión de la independencia – y el anuncio del sistema inteligente</text:span></text:h>
      <text:p text:style-name="Text_20_body"><text:span text:style-name="Strong_20_Emphasis">Ideas principales:</text:span></text:p>
      <text:list xml:id="list964818161" text:style-name="L5">
        <text:list-item>
          <text:p text:style-name="P5">Cada individuo parece vivir por sí mismo, tomando decisiones, luchando por sobrevivir.</text:p>
        </text:list-item>
        <text:list-item>
          <text:p text:style-name="P5">Pero en realidad, ningún individuo entiende el propósito del sistema al que pertenece.</text:p>
        </text:list-item>
        <text:list-item>
          <text:p text:style-name="P5">Su existencia tiene sentido solo dentro de un proceso más amplio: el de la vida misma.</text:p>
        </text:list-item>
        <text:list-item>
          <text:p text:style-name="P5">Si observamos desde fuera, veremos que cada individuo contiene una parte del problema y una parte de su solución.</text:p>
        </text:list-item>
        <text:list-item>
          <text:p text:style-name="P5">La vida utiliza generaciones sucesivas para transformar datos contenidos en el ADN, modificándolos paso a paso.</text:p>
        </text:list-item>
        <text:list-item>
          <text:p text:style-name="P5"><text:soft-page-break/>Por eso, el individuo no es la unidad pensante. La unidad real es el conjunto de todos los individuos a través del tiempo.</text:p>
        </text:list-item>
        <text:list-item>
          <text:p text:style-name="P5">Lo exploraremos en detalle en la próxima sección: la vida como sistema de cálculo, una criatura que piensa.</text:p>
        </text:list-item>
      </text:list>
      <text:p text:style-name="Horizontal_20_Line"/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9T10:50:04.136000000</meta:creation-date>
    <dc:date>2025-06-19T15:49:29.835000000</dc:date>
    <meta:editing-duration>PT43M3S</meta:editing-duration>
    <meta:editing-cycles>3</meta:editing-cycles>
    <meta:generator>LibreOffice/7.3.5.2$Windows_X86_64 LibreOffice_project/184fe81b8c8c30d8b5082578aee2fed2ea847c01</meta:generator>
    <meta:document-statistic meta:table-count="0" meta:image-count="0" meta:object-count="0" meta:page-count="3" meta:paragraph-count="39" meta:word-count="593" meta:character-count="3463" meta:non-whitespace-character-count="2935"/>
  </office:meta>
</office:document-meta>
</file>